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88.8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8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0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4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1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2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5">
          <table:table-cell table:style-name="ce23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12">
          <table:table-cell table:style-name="ce24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7:45:56.76688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5-08T17:46:44.878625000</dc:date>
    <meta:editing-duration>P6DT4H33M8S</meta:editing-duration>
    <meta:editing-cycles>62</meta:editing-cycles>
    <meta:generator>LibreOffice/5.4.6.2$MacOSX_X86_64 LibreOffice_project/4014ce260a04f1026ba855d3b8d91541c224eab8</meta:generator>
    <meta:document-statistic meta:table-count="6" meta:cell-count="521" meta:object-count="0"/>
  </office:meta>
</office:document-meta>
</file>